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post_type</text:p>
          </table:table-cell>
          <table:table-cell office:value-type="string">
            <text:p>post_status</text:p>
          </table:table-cell>
          <table:table-cell office:value-type="string">
            <text:p>post_title</text:p>
          </table:table-cell>
          <table:table-cell office:value-type="string">
            <text:p>post_category</text:p>
          </table:table-cell>
          <table:table-cell office:value-type="string">
            <text:p>tax_actors</text:p>
          </table:table-cell>
        </table:table-row>
        <table:table-row table:style-name="ro2">
          <table:table-cell office:value-type="string">
            <text:p>post</text:p>
          </table:table-cell>
          <table:table-cell office:value-type="string">
            <text:p>publish</text:p>
          </table:table-cell>
          <table:table-cell office:value-type="string">
            <text:p>Parker</text:p>
          </table:table-cell>
          <table:table-cell office:value-type="string">
            <text:p>action,crime,thriller</text:p>
          </table:table-cell>
          <table:table-cell office:value-type="string">
            <text:p>Jason Statham,Jennifer Lopez, Michael Chiklis</text:p>
          </table:table-cell>
        </table:table-row>
        <table:table-row table:style-name="ro2">
          <table:table-cell office:value-type="string">
            <text:p>post</text:p>
          </table:table-cell>
          <table:table-cell office:value-type="string">
            <text:p>publish</text:p>
          </table:table-cell>
          <table:table-cell office:value-type="string">
            <text:p>告白(kokuhaku)</text:p>
          </table:table-cell>
          <table:table-cell office:value-type="string">
            <text:p>drama, mystery</text:p>
          </table:table-cell>
          <table:table-cell office:value-type="string">
            <text:p>松たか子, <text:s/>岡田 将生,木村佳乃</text:p>
          </table:table-cell>
        </table:table-row>
        <table:table-row table:style-name="ro2">
          <table:table-cell office:value-type="string">
            <text:p>post</text:p>
          </table:table-cell>
          <table:table-cell office:value-type="string">
            <text:p>publish</text:p>
          </table:table-cell>
          <table:table-cell office:value-type="string">
            <text:p>The Cabin in the Woods</text:p>
          </table:table-cell>
          <table:table-cell office:value-type="string">
            <text:p>horror, mystery, thriller</text:p>
          </table:table-cell>
          <table:table-cell office:value-type="string">
            <text:p>Kristen Connolly, Chris Hemsworth, Anna Hutchison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00/00/00</text:date>, <text:time style:data-style-name="N2" text:time-value="0000-00-00T13:23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4:28:09</meta:creation-date>
    <dc:date>2013-10-04T13:30:22</dc:date>
    <meta:editing-duration>PT1M33S</meta:editing-duration>
    <meta:editing-cycles>5</meta:editing-cycles>
    <meta:generator>LibreOffice/4.0.5.2$MacOSX_x86 LibreOffice_project/5464147a081647a250913f19c0715bca595af2f</meta:generator>
    <meta:document-statistic meta:table-count="1" meta:cell-count="20" meta:object-count="0"/>
    <meta:user-defined meta:name=""/>
  </office:meta>
</office:document-meta>
</file>